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on-campus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on-campus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827">
            <text:p>8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827">
            <text:p>8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42">
            <text:p>1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883">
            <text:p>48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3">
            <text:p>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6">
            <text:p>106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2">
            <text:p>7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">
            <text:p>3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639">
            <text:p>16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183">
            <text:p>183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09">
            <text:p>20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82">
            <text:p>1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87">
            <text:p>43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7">
            <text:p>9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1">
            <text:p>8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6">
            <text:p>36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83">
            <text:p>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91">
            <text:p>7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9">
            <text:p>6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11">
            <text:p>11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357">
            <text:p>3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151">
            <text:p>15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9">
            <text:p>4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7">
            <text:p>37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82">
            <text:p>3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4">
            <text:p>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34">
            <text:p>1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5">
            <text:p>8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7">
            <text:p>8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460">
            <text:p>46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1">
            <text:p>10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93">
            <text:p>93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251">
            <text:p>25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10">
            <text:p>11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0">
            <text:p>3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5">
            <text:p>75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68">
            <text:p>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83">
            <text:p>33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9">
            <text:p>5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252">
            <text:p>25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01">
            <text:p>3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1">
            <text:p>5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9">
            <text:p>5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9">
            <text:p>11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406">
            <text:p>34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406">
            <text:p>34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56">
            <text:p>4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655">
            <text:p>6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60">
            <text:p>26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84">
            <text:p>58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19">
            <text:p>36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05">
            <text:p>6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55">
            <text:p>38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42">
            <text:p>13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6">
            <text:p>7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151">
            <text:p>2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15">
            <text:p>2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6">
            <text:p>106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8">
            <text:p>128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526">
            <text:p>5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43">
            <text:p>243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8">
            <text:p>128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77">
            <text:p>5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637">
            <text:p>637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91">
            <text:p>1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7">
            <text:p>3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49">
            <text:p>14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27">
            <text:p>8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83">
            <text:p>3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on-campus-" style:display-name="PageStyle_disciplinary-actions-on-campus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